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6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253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2.83cm" fo:min-width="0.1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774cm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 draw:auto-grow-height="false" fo:min-height="0.964cm" fo:min-width="0.092cm"/>
    </style:style>
    <style:style style:name="gr17" style:family="graphic" style:parent-style-name="objectwithoutfill">
      <style:graphic-properties draw:marker-start="" draw:marker-end="Symmetric_20_Arrow" draw:fill="none" draw:textarea-horizontal-align="center" draw:textarea-vertical-align="middle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style:paragraph-properties fo:text-align="center" style:writing-mode="lr-tb"/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P12" style:family="paragraph">
      <style:text-properties fo:font-weight="bold"/>
    </style:style>
    <style:style style:name="P13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style:font-name="Liberation Serif" fo:font-size="6pt" style:font-size-asian="8pt" style:font-size-complex="8pt"/>
    </style:style>
    <style:style style:name="T6" style:family="text">
      <style:text-properties fo:font-size="8pt" style:font-size-asian="6pt" style:font-weight-asian="normal" style:font-size-complex="6pt" style:font-weight-complex="normal"/>
    </style:style>
    <style:style style:name="T7" style:family="text">
      <style:text-properties style:font-name="Liberation Serif" fo:font-size="6pt" style:font-size-asian="6pt" style:font-size-complex="6pt"/>
    </style:style>
    <style:style style:name="T8" style:family="text">
      <style:text-properties style:font-name="Liberation Serif" fo:font-size="6pt" fo:font-weight="bold" style:font-size-asian="8pt" style:font-size-complex="8pt"/>
    </style:style>
    <style:style style:name="T9" style:family="text">
      <style:text-properties style:text-position="-33% 58%" style:font-name="Liberation Serif" fo:font-size="6pt" fo:font-weight="bold" style:font-size-asian="8pt" style:font-size-complex="8pt"/>
    </style:style>
    <style:style style:name="T10" style:family="text">
      <style:text-properties fo:font-size="8pt" fo:font-weight="normal" style:font-size-asian="6pt" style:font-weight-asian="normal" style:font-size-complex="6pt" style:font-weight-complex="normal"/>
    </style:style>
    <style:style style:name="T11" style:family="text">
      <style:text-properties fo:font-size="8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</text:span><text:span text:style-name="T2">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t</text:span><text:span text:style-name="T3">e</text:span><text:span text:style-name="T3">n</text:span><text:span text:style-name="T3">s</text:span><text:span text:style-name="T3">o</text:span><text:span text:style-name="T3">r</text:span><text:span text:style-name="T3"> </text:span><text:span text:style-name="T3">(</text:span><text:span text:style-name="T3">F</text:span><text:span text:style-name="T3"> </text:span><text:span text:style-name="T3">x</text:span><text:span text:style-name="T3"> </text:span><text:span text:style-name="T3">T</text:span><text:span text:style-name="T3"> </text:span><text:span text:style-name="T3">x</text:span><text:span text:style-name="T3"> </text:span><text:span text:style-name="T3">S</text:span><text:span text:style-name="T3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</text:span><text:span text:style-name="T3">Conv </text:span><text:span text:style-name="T3">(</text:span><text:span text:style-name="T4">A = </text:span><text:span text:style-name="T4">50</text:span><text:span text:style-name="T3">)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</text:span><text:span text:style-name="T3">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</text:span><text:span text:style-name="T3"> </text:span><text:span text:style-name="T3">x</text:span><text:span text:style-name="T3"> </text:span><text:span text:style-name="T3">2</text:span><text:span text:style-name="T3"> </text:span><text:span text:style-name="T3">M</text:span><text:span text:style-name="T3">a</text:span><text:span text:style-name="T3">x</text:span><text:span text:style-name="T3">P</text:span><text:span text:style-name="T3">o</text:span><text:span text:style-name="T3">o</text:span><text:span text:style-name="T3">l</text:span><text:span text:style-name="T3">,</text:span><text:span text:style-name="T3"> </text:span><text:span text:style-name="T3">s</text:span><text:span text:style-name="T3">t</text:span><text:span text:style-name="T3">r</text:span><text:span text:style-name="T3">i</text:span><text:span text:style-name="T3">d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</text:span><text:span text:style-name="T3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</text:span><text:span text:style-name="T3">1 </text:span><text:span text:style-name="T3">Co</text:span><text:span text:style-name="T3">nv </text:span><text:span text:style-name="T3">(60</text:span><text:span text:style-name="T3">)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</text:span><text:span text:style-name="T3">ch</text:span><text:span text:style-name="T3">No</text:span><text:span text:style-name="T3">rm</text:span><text:span text:style-name="T3">aliz</text:span><text:span text:style-name="T3">atio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</text:span><text:span text:style-name="T3">(</text:span><text:span text:style-name="T4">E </text:span><text:span text:style-name="T4">= </text:span><text:span text:style-name="T4">64</text:span><text:span text:style-name="T3">)</text:span><text:span text:style-name="T3">, </text:span><text:span text:style-name="T3">Re</text:span><text:span text:style-name="T3">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2.913cm" svg:height="0.326cm" svg:x="6.788cm" svg:y="2.512cm">
          <text:p text:style-name="P10"><text:span text:style-name="T5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2.775cm" svg:height="0.314cm" svg:x="6.831cm" svg:y="1.464cm">
          <draw:text-box>
            <text:p text:style-name="P12"><text:span text:style-name="T6">C</text:span><text:span text:style-name="T6">N</text:span><text:span text:style-name="T6">N-</text:span><text:span text:style-name="T6">re</text:span><text:span text:style-name="T6">gr</text:span><text:span text:style-name="T6">es</text:span><text:span text:style-name="T6">si</text:span><text:span text:style-name="T6">on </text:span><text:span text:style-name="T6">m</text:span><text:span text:style-name="T6">od</text:span><text:span text:style-name="T6">el</text:span></text:p>
          </draw:text-box>
        </draw:frame>
        <draw:frame draw:style-name="gr9" draw:text-style-name="P15" draw:layer="layout" svg:width="1.683cm" svg:height="0.239cm" svg:x="7.418cm" svg:y="2.124cm">
          <draw:text-box>
            <text:p text:style-name="P14"><text:span text:style-name="T7">Output tensor (x, y)</text:span></text:p>
          </draw:text-box>
        </draw:frame>
        <draw:frame draw:style-name="gr10" draw:text-style-name="P16" draw:layer="layout" svg:width="0.779cm" svg:height="0.526cm" svg:x="9.979cm" svg:y="6.67cm">
          <draw:text-box>
            <text:p><text:span text:style-name="T8">Conv</text:span><text:span text:style-name="T9">A</text:span></text:p>
          </draw:text-box>
        </draw:frame>
        <draw:frame draw:style-name="gr11" draw:text-style-name="P16" draw:layer="layout" svg:width="0.78cm" svg:height="0.316cm" svg:x="9.981cm" svg:y="5.645cm">
          <draw:text-box>
            <text:p><text:span text:style-name="T8">Conv</text:span><text:span text:style-name="T9">B</text:span></text:p>
          </draw:text-box>
        </draw:frame>
        <draw:frame draw:style-name="gr12" draw:text-style-name="P16" draw:layer="layout" svg:width="0.779cm" svg:height="0.315cm" svg:x="9.985cm" svg:y="4.578cm">
          <draw:text-box>
            <text:p><text:span text:style-name="T8">Conv</text:span><text:span text:style-name="T9">C</text:span></text:p>
          </draw:text-box>
        </draw:frame>
        <draw:frame draw:style-name="gr13" draw:text-style-name="P17" draw:layer="layout" svg:width="1.253cm" svg:height="0.627cm" svg:x="4.972cm" svg:y="5.16cm">
          <draw:text-box>
            <text:p><text:span text:style-name="T10">Feature</text:span></text:p>
            <text:p><text:span text:style-name="T10">extraction</text:span></text:p>
          </draw:text-box>
        </draw:frame>
        <draw:custom-shape draw:style-name="gr14" draw:text-style-name="P5" draw:layer="layout" svg:width="0.381cm" svg:height="2.984cm" svg:x="6.182cm" svg:y="3.9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7" draw:layer="layout" svg:width="1.774cm" svg:height="0.627cm" svg:x="10.293cm" svg:y="2.722cm">
          <draw:text-box>
            <text:p><text:span text:style-name="T10">c) </text:span><text:span text:style-name="T10">Re</text:span><text:span text:style-name="T10">gr</text:span><text:span text:style-name="T10">es</text:span><text:span text:style-name="T10">si</text:span><text:span text:style-name="T10">on</text:span></text:p>
            <text:p><text:span text:style-name="T10">fu</text:span><text:span text:style-name="T10">nc</text:span><text:span text:style-name="T10">tio</text:span><text:span text:style-name="T10">n</text:span></text:p>
          </draw:text-box>
        </draw:frame>
        <draw:custom-shape draw:style-name="gr16" draw:text-style-name="P5" draw:layer="layout" svg:width="0.254cm" svg:height="1.016cm" svg:x="9.854cm" svg:y="2.5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7" draw:text-style-name="P5" draw:layer="layout" svg:x1="5.842cm" svg:y1="2.234cm" svg:x2="7.366cm" svg:y2="2.234cm">
          <text:p/>
        </draw:line>
        <draw:frame draw:style-name="gr13" draw:text-style-name="P17" draw:layer="layout" svg:width="2.36cm" svg:height="0.627cm" svg:x="4.073cm" svg:y="1.861cm">
          <draw:text-box>
            <text:p><text:span text:style-name="T11">X</text:span><text:span text:style-name="T10"> </text:span><text:span text:style-name="T10">a</text:span><text:span text:style-name="T10">n</text:span><text:span text:style-name="T10">d</text:span><text:span text:style-name="T10"> </text:span><text:span text:style-name="T11">Y</text:span><text:span text:style-name="T10"> </text:span><text:span text:style-name="T10">c</text:span><text:span text:style-name="T10">o</text:span><text:span text:style-name="T10">o</text:span><text:span text:style-name="T10">r</text:span><text:span text:style-name="T10">d</text:span><text:span text:style-name="T10">i</text:span><text:span text:style-name="T10">n</text:span><text:span text:style-name="T10">a</text:span><text:span text:style-name="T10">t</text:span><text:span text:style-name="T10">e</text:span><text:span text:style-name="T10">s</text:span></text:p>
            <text:p><text:span text:style-name="T10">o</text:span><text:span text:style-name="T10">f</text:span><text:span text:style-name="T10"> </text:span><text:span text:style-name="T10">d</text:span><text:span text:style-name="T10">i</text:span><text:span text:style-name="T10">s</text:span><text:span text:style-name="T10">t</text:span><text:span text:style-name="T10">u</text:span><text:span text:style-name="T10">r</text:span><text:span text:style-name="T10">b</text:span><text:span text:style-name="T10">a</text:span><text:span text:style-name="T10">n</text:span><text:span text:style-name="T10">c</text:span><text:span text:style-name="T10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1" svg:font-family="'Computer Modern'"/>
    <style:font-face style:name="Nimbus Roman No9 L1" svg:font-family="'Nimbus Roman No9 L'"/>
    <style:font-face style:name="Computer Modern" svg:font-family="'Computer Modern'" style:font-pitch="variable"/>
    <style:font-face style:name="DejaVu Sans1" svg:font-family="'DejaVu Sans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2:02:33.732291150</dc:date>
    <meta:editing-duration>PT5H53M10S</meta:editing-duration>
    <meta:editing-cycles>101</meta:editing-cycles>
    <meta:document-statistic meta:object-count="30"/>
  </office:meta>
</office:document-meta>
</file>